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fo:color="#18a303"/>
    </style:style>
    <style:style style:name="ce5" style:family="table-cell" style:parent-style-name="Default">
      <style:text-properties fo:color="#18a303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Задача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No</text:p>
          </table:table-cell>
          <table:table-cell office:value-type="string" calcext:value-type="string">
            <text:p>DatN</text:p>
          </table:table-cell>
          <table:table-cell office:value-type="string" calcext:value-type="string">
            <text:p>DatK</text:p>
          </table:table-cell>
          <table:table-cell office:value-type="string" calcext:value-type="string">
            <text:p>MaxTerm</text:p>
          </table:table-cell>
          <table:table-cell office:value-type="string" calcext:value-type="string">
            <text:p>MinTer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LV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2016-08-15" calcext:value-type="date">
            <text:p>15.08.16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ДБР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16-08-15" calcext:value-type="date">
            <text:p>15.08.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БР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16-08-15" calcext:value-type="date">
            <text:p>15.08.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ВВ</text:p>
          </table:table-cell>
          <table:table-cell office:value-type="float" office:value="-360" calcext:value-type="float">
            <text:p>-36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Задача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No</text:p>
          </table:table-cell>
          <table:table-cell office:value-type="string" calcext:value-type="string">
            <text:p>DatN</text:p>
          </table:table-cell>
          <table:table-cell office:value-type="string" calcext:value-type="string">
            <text:p>DatK</text:p>
          </table:table-cell>
          <table:table-cell office:value-type="string" calcext:value-type="string">
            <text:p>MaxTerm</text:p>
          </table:table-cell>
          <table:table-cell office:value-type="string" calcext:value-type="string">
            <text:p>MinTer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LV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2015-01-01" calcext:value-type="date">
            <text:p>01.01.15</text:p>
          </table:table-cell>
          <table:table-cell table:style-name="ce4" office:value-type="date" office:date-value="2015-07-09" calcext:value-type="date">
            <text:p>09.07.15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БР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15-01-01" calcext:value-type="date">
            <text:p>01.01.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БР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15-07-10" calcext:value-type="date">
            <text:p>10.07.1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БР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table:style-name="ce2" office:value-type="string" calcext:value-type="string">
            <text:p>Ошибка заключалась в отсутствии выставленного значения DatK для первой записи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Задача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No</text:p>
          </table:table-cell>
          <table:table-cell office:value-type="string" calcext:value-type="string">
            <text:p>DatN</text:p>
          </table:table-cell>
          <table:table-cell office:value-type="string" calcext:value-type="string">
            <text:p>DatK</text:p>
          </table:table-cell>
          <table:table-cell office:value-type="string" calcext:value-type="string">
            <text:p>MaxTerm</text:p>
          </table:table-cell>
          <table:table-cell office:value-type="string" calcext:value-type="string">
            <text:p>MinTer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LV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2015-01-01" calcext:value-type="date">
            <text:p>01.01.1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ВВ</text:p>
          </table:table-cell>
          <table:table-cell table:style-name="ce5" office:value-type="float" office:value="-28800" calcext:value-type="float">
            <text:p>-288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15-01-01" calcext:value-type="date">
            <text:p>01.01.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БР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15-01-01" calcext:value-type="date">
            <text:p>01.01.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БР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Ошибки: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1. В BASE был указан день вылета (ДВ) вместо дня и времени вылета (ВВ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2. В TLVAL было указано положительное значение вместо отрицательного, из-за чего билеты можно было оплатить после дня вылета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Задача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При бронировании за 20 и более дней до вылета билеты должны быть выкуплены не позднее, чем через 19 дней, следующих за сутками бронировани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 При бронировании за 3-19 дней до вылета билеты должны быть выкуплены не позднее, чем через 4 дня с момента бронировани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 При бронировании за 2 и менее дней до вылета билеты должны быть выкуплены в течении 2 двух часов с момента бронирования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7:10:23.575550218</meta:creation-date>
    <dc:date>2024-04-12T18:31:24.127823732</dc:date>
    <meta:editing-duration>PT1H20M44S</meta:editing-duration>
    <meta:editing-cycles>30</meta:editing-cycles>
    <meta:generator>LibreOffice/7.3.7.2$Linux_X86_64 LibreOffice_project/30$Build-2</meta:generator>
    <meta:document-statistic meta:table-count="1" meta:cell-count="87" meta:object-count="0"/>
  </office:meta>
</office:document-meta>
</file>